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4868c" officeooo:paragraph-rsid="0004868c"/>
    </style:style>
    <style:style style:name="P2" style:family="paragraph" style:parent-style-name="Title">
      <style:text-properties officeooo:rsid="0004868c" officeooo:paragraph-rsid="0004868c"/>
    </style:style>
    <style:style style:name="P3" style:family="paragraph" style:parent-style-name="Subtitle">
      <style:paragraph-properties fo:text-align="center" style:justify-single-word="false"/>
      <style:text-properties officeooo:rsid="0004868c" officeooo:paragraph-rsid="0004868c"/>
    </style:style>
    <style:style style:name="P4" style:family="paragraph" style:parent-style-name="Heading_20_1">
      <style:text-properties officeooo:rsid="0004868c" officeooo:paragraph-rsid="000486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utational methods - Lab</text:p>
      <text:p text:style-name="P3">28/09/2017</text:p>
      <text:p text:style-name="P1"/>
      <text:h text:style-name="P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274502 </meta:initial-creator>
    <meta:creation-date>2017-09-28T09:32:28.210265381</meta:creation-date>
    <dc:date>2017-09-28T09:45:37.767322615</dc:date>
    <dc:creator>s274502 </dc:creator>
    <meta:editing-duration>PT13M9S</meta:editing-duration>
    <meta:editing-cycles>1</meta:editing-cycles>
    <meta:document-statistic meta:table-count="0" meta:image-count="0" meta:object-count="0" meta:page-count="1" meta:paragraph-count="2" meta:word-count="5" meta:character-count="37" meta:non-whitespace-character-count="34"/>
    <meta:generator>LibreOffice/4.3.7.2$Linux_X86_64 LibreOffice_project/430$Build-2</meta:generator>
  </office:meta>
</office:document-meta>
</file>